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color="#000000"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color="#000000"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svg:stroke-color="#000000" draw:fill="solid" draw:fill-color="#00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svg:stroke-color="#000000"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27.7cm" svg:x="1cm" svg:y="1cm">
          <text:p text:style-name="P1"><text:span text:style-name="T1">etiss_int32 block_0(ETISS_CPU * cpu,ETISS_System * system,void ** plugin_pointers){</text:span></text:p>
          <text:p text:style-name="P1"><text:span text:style-name="T1"><text:tab/></text:span><text:span text:style-name="T1">const etiss_uint64 blockglobal_blockstartindex = 0;</text:span></text:p>
          <text:p text:style-name="P1"><text:span text:style-name="T1"><text:tab/></text:span><text:span text:style-name="T1">const etiss_uint64 blockglobal_jmpaddr = cpu-&gt;instructionPointer – blockglobal_blockstartindex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8.415cm" svg:height="24.765cm" svg:x="1.254cm" svg:y="2.905cm">
          <text:p text:style-name="P3"><text:span text:style-name="T2">etiss::CodeBlock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907cm" svg:height="23.241cm" svg:x="1.508cm" svg:y="4.175cm">
          <text:p text:style-name="P1"><text:span text:style-name="T1">switch (blockglobal_jmpaddr){</text:span></text:p>
          <text:p text:style-name="P1"><text:span text:style-name="T1"/></text:p>
          <text:p text:style-name="P1"><text:span text:style-name="T1">case 0: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ase 1: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7.399cm" svg:height="18.923cm" svg:x="1.762cm" svg:y="5.953cm">
          <text:p text:style-name="P3"><text:span text:style-name="T3">etiss::CodeSet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7.399cm" svg:height="0.635cm" svg:x="1.762cm" svg:y="25.638cm">
          <text:p text:style-name="P3"><text:span text:style-name="T3">etiss::CodeS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891cm" svg:height="17.526cm" svg:x="2.016cm" svg:y="7.096cm">
          <text:p text:style-name="P1"><text:span text:style-name="T1">{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383cm" svg:height="16.002cm" svg:x="2.27cm" svg:y="7.858cm">
          <text:p text:style-name="P3"><text:span text:style-name="T3">etiss::CodePart::TYPE [attribute of etiss::CodePart; location information]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5.875cm" svg:height="0.889cm" svg:x="2.524cm" svg:y="8.62cm">
          <text:p text:style-name="P3"><text:span text:style-name="T3">etiss::CodePart::PREINITIALDEBUGRETU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5.875cm" svg:height="0.889cm" svg:x="2.524cm" svg:y="9.89cm">
          <text:p text:style-name="P3"><text:span text:style-name="T3">etiss::CodePart::INITIALREQUIRE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5.875cm" svg:height="0.889cm" svg:x="2.524cm" svg:y="11.033cm">
          <text:p text:style-name="P3"><text:span text:style-name="T3">etiss::CodePart::OPTIONALMIDD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5.875cm" svg:height="0.889cm" svg:x="2.524cm" svg:y="12.176cm">
          <text:p text:style-name="P3"><text:span text:style-name="T3">etiss::CodePart::APPENDEDREQUIRE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5.875cm" svg:height="0.889cm" svg:x="2.524cm" svg:y="13.319cm">
          <text:p text:style-name="P3"><text:span text:style-name="T3">etiss::CodePart::APPENDEDOPTIONA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875cm" svg:height="9.144cm" svg:x="2.524cm" svg:y="14.462cm">
          <text:p text:style-name="P3"><text:span text:style-name="T3">etiss::CodePart::APPENDEDRETURNINGREQUIRED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.367cm" svg:height="1.016cm" svg:x="2.778cm" svg:y="15.224cm">
          <text:p text:style-name="P3"><text:span text:style-name="T3">etiss::CodePar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5.367cm" svg:height="5.588cm" svg:x="2.778cm" svg:y="16.494cm">
          <text:p text:style-name="P3"><text:span text:style-name="T3">etiss::CodePart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5.367cm" svg:height="1.016cm" svg:x="2.778cm" svg:y="22.336cm">
          <text:p text:style-name="P3"><text:span text:style-name="T1">etiss::CodeP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4.859cm" svg:height="2.413cm" svg:x="3.032cm" svg:y="17.002cm">
          <text:p text:style-name="P3"><text:span text:style-name="T3">etiss::RegisterSet (= input variables) [etiss::CodePart::getRegisterDependencies()]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4.859cm" svg:height="1.016cm" svg:x="3.032cm" svg:y="20.812cm">
          <text:p text:style-name="P3"><text:span text:style-name="T3">etiss::RegisterSet (= output variables) [etiss::CodePart::getAffectedRegisters()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859cm" svg:height="0.889cm" svg:x="3.032cm" svg:y="19.669cm">
          <text:p text:style-name="P1"><text:span text:style-name="T1">cpu-&gt;cpuTimer_ps += cpu-&gt;cpuCycleTime_ps;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4.351cm" svg:height="0.635cm" svg:x="3.286cm" svg:y="17.637cm">
          <text:p text:style-name="P3"><text:span text:style-name="T3">etiss::RegisterPart (= all or some bits of a register) [e.g. R0]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4.351cm" svg:height="0.635cm" svg:x="3.286cm" svg:y="18.526cm">
          <text:p text:style-name="P3"><text:span text:style-name="T3">etiss::RegisterPart (= all or some bits of a register) [e.g. R1[0:15]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·Greim </meta:initial-creator>
    <meta:creation-date>2014-09-08T18:16:55</meta:creation-date>
    <dc:date>2014-09-08T19:02:10</dc:date>
    <dc:creator>Marc·Greim </dc:creator>
    <meta:editing-duration>PT4M38S</meta:editing-duration>
    <meta:editing-cycles>2</meta:editing-cycles>
    <meta:generator>LibreOffice/3.5$Linux_X86_64 LibreOffice_project/350m1$Build-2</meta:generator>
    <meta:document-statistic meta:object-count="21"/>
  </office:meta>
</office:document-meta>
</file>